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Writer.visitMaxs( final int maxStack , final int maxLoc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Writer.visitMethodInsn( final int opcode , final String owner , final String name , final String des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Writer.visitFieldInsn( final int opcode , final String owner , final String name , final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Writer.put( final ByteVector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ethodWriter.visitInsn( final int o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Writer.visitJumpInsn( final int opcode , final Label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Writer.visitIincInsn( final int var , final int 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Writer.MethodWriter( final ClassWriter cw , final int access , final String name , final String desc , final String signature , final String [ ] exce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hodWriter.get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Writer.visitVarInsn( final int opcode , final int v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Writer.visitTypeInsn( final int opcode ,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Writ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Writer.visitLdcInsn( final Object c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Writer.visitIntInsn( final int opcode , final in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Writer.visitLabel( final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